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font-weight-complex="bold"/>
    </style:style>
    <style:style style:name="P3" style:family="paragraph" style:parent-style-name="Standard">
      <style:text-properties fo:language="en" fo:country="GB" fo:font-style="italic" fo:font-weight="bold" style:font-style-asian="italic" style:font-weight-asian="bold" style:font-style-complex="italic" style:font-weight-complex="bold"/>
    </style:style>
    <style:style style:name="P4" style:family="paragraph" style:parent-style-name="Standard">
      <style:text-properties fo:language="en" fo:country="GB" fo:font-style="normal" fo:font-weight="normal" style:font-style-asian="normal" style:font-weight-asian="normal" style:font-style-complex="normal" style:font-weight-complex="normal"/>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break-before="page"/>
      <style:text-properties fo:language="en" fo:country="GB" fo:font-weight="bold" style:font-weight-asian="bold" style:font-weight-complex="bold"/>
    </style:style>
    <style:style style:name="P7" style:family="paragraph" style:parent-style-name="Standard">
      <style:text-properties fo:language="en" fo:country="GB"/>
    </style:style>
    <style:style style:name="P8" style:family="paragraph" style:parent-style-name="Standard">
      <style:text-properties fo:language="en" fo:country="GB"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ganisational Environment</text:p>
      <text:p text:style-name="P1"/>
      <text:p text:style-name="P1">Draig Technology is a small software company located in Bangor north Wales, it was founded in 1999, by Richard Sheppard who is the managing director. <text:s/>Since then it has worked on a variety of different projects ranging from web design, Microsoft Share Point, network management and other bespoke software packages. <text:s text:c="2"/>For the last few years Draig has specialised in being the leading supplier in the UK for CRM (Customer Relationship Management) and Billing solution in the energy sector for small to medium sized companies. Draig is a Microsoft certified business and has been financially stable for over 10 years. </text:p>
      <text:p text:style-name="P1"/>
      <text:p text:style-name="P1">The company is split into two teams. The first is the support team, which provides support for DBS (Draig Billing System). <text:s/>This consists of triaging client issues, testing new versions of DBS and coordinating with clients when an update or patch is to be applied. The second team is development, which mainly works on DBS, as well as providing support for any data clean ups or major bug fixes.</text:p>
      <text:p text:style-name="P1"/>
      <text:p text:style-name="P1">I was employed in the support team, as technical support. When I started there were three teams, Support, Testing and Development. During that time I worked mainly with testing and support, my main duty was to support. After about seven months the leader of the testing team left the company, and testing and support were merged into one. <text:s/></text:p>
      <text:p text:style-name="P1"/>
      <text:p text:style-name="P1">[ Diagram of Teams before and after ]</text:p>
      <text:p text:style-name="P1"/>
      <text:p text:style-name="P1">Each team has a line manager, which reports to the managing director. We also have separate client managers which are in charge of one or more clients, they communicate with team managers to insure that their client's interest is being looked after and manage the project.</text:p>
      <text:p text:style-name="P1"/>
      <text:p text:style-name="P1">For much of the time I would be working on my projects and the service desk. But from time to time I would get individual requests from other employees and the managing director himself. </text:p>
      <text:p text:style-name="P1"/>
      <text:p text:style-name="P1">Two months before I left, I was put in charge of training a new employee for the support team.</text:p>
      <text:p text:style-name="P1"/>
      <text:p text:style-name="P1"/>
      <text:p text:style-name="P1"/>
      <text:p text:style-name="P6">Technical and Application Environments</text:p>
      <text:p text:style-name="P1"/>
      <text:p text:style-name="P1">Draig have around three main servers. All the servers are Dell Power edge, with the main server having 16GB RAM 2TB HDD and Intel Dual Core Xeon [CONFIRM]. The workstations are split up into two types, development and management. Development machines consists of a Dell XPS, with an Intel Quad Core, 8GB RAM and 1TB HDD. Management machines varied from mid range desktops to laptops, the majority was laptops with 4GB RAM and 500GB-1TB HDD. All machines have dual monitors, of good quality. We were encouraged to store our documentation and scripts on the network drive, which was a simple Windows network NTFS share, running on the main server.</text:p>
      <text:p text:style-name="P1"/>
      <text:p text:style-name="P1">Draig is a Microsoft based company, which means that all of the software and services are Microsoft based. Draig have a main domain server which is used for VPN and user administration. The email service is outsourced to a company called simply mail solutions, which provide web and Microsoft Exchange access. All of the workstations are configured to use outlook 2007/12 and the exchange server. Development is done using Visual Studio 2005/12. For code management and client support, e.g. reporting software issues, we use Team Foundation Server (TFS) which is an extension to Visual Studio. TFS provides clients with a web interface to report and track issues, and developers with version control.</text:p>
      <text:p text:style-name="P1"/>
      <text:p text:style-name="P1">All of the machines run Windows Server 2008 RC 2 a side from the main server which run Windows Server 2003, and some of the machines which are used solely for administrative tasks which run Windows XP. For development due to Microsoft CRM 4.0 and Visual Basic 6 restrictions, we are forced to use virtual machines, where we can run develop and test DBS.</text:p>
      <text:p text:style-name="P1"/>
      <text:p text:style-name="P1">For testing and development we run a virtual machine on the main server. For each client we run a Factory Acceptance Testing (FAT) server. This is where the majority of testing is carried out, before it is deployed to the client's User Acceptance Testing (UAT) server. Then from UAT the system will be deployed to the Live server, after it has passed client testing. </text:p>
      <text:p text:style-name="P1"/>
      <text:p text:style-name="P1">From my experience with this process, I found that problems can happen when taking a back up from Live server to UAT/FAT server, due to the way that DBS manages it's configuration, when backing up the database it will also backup the absolute URL of the Live server, so when the back up is restored the UAT/FAT system will attempt to issue commands the the Live server.</text:p>
      <text:p text:style-name="P1"/>
      <text:p text:style-name="P3">Application Environment</text:p>
      <text:p text:style-name="P4">When working in the support team I had the chance to use all the systems. When a client raises an issue, it will come in via phone or email and I will manually enter it into TFS. Or a client can raise an issue directly into the TFS system via the web interface. Once an issue has been raised. I would categorise it, and a) pass it down to a developer so they can develop a fix for it or, b) I'd investigate and develop a fix for it which would be applied to the FAT server and then Live.</text:p>
      <text:p text:style-name="P1"/>
      <text:p text:style-name="P1">[Diagram of data fow]</text:p>
      <text:p text:style-name="P1"/>
      <text:p text:style-name="P1">For issues which require a code change, I would develop the code fix using my local version of DBS. Once a working fix has been made I will get it checked out by one of developers. If it passes the development check the code will be committed to the version control system. I will then deploy it to the FAT server, where it will then be checked by one of the members of the testing team. In some cases this would be me. After it has passed all the testing, the fix may be applied to the live server.</text:p>
      <text:p text:style-name="P1"/>
      <text:p text:style-name="P1"/>
      <text:p text:style-name="P1"/>
      <text:p text:style-name="P1"><text:soft-page-break/>Flow of information with in the company</text:p>
      <text:p text:style-name="P1">Comments of my experience</text:p>
      <text:p text:style-name="P1"/>
      <text:p text:style-name="P6">What I Did</text:p>
      <text:p text:style-name="P5"/>
      <text:p text:style-name="P5">When I first started working at Draig, I was placed downstairs with the development team. <text:s/>For the first month I was tasked with learning how DBS works and how to use it. <text:s/>This also involved how to set-up and get DBS working on my local machine [VMs]. After I had become familiar with DBS I was tasked with creating some bench testing scripts which would generate a required data set [NOTES]. After the data sets were created, this would off tern take a few days, I would have to perform a billing run, which is where statements are generated for each of the fictional users I created. <text:s/>This is the first official stress testing done on the DBS system and the results were positive, later on in the year this data was sent to one the clients, and they requested the data creation scripts, which I had original created so they could perform the same tests of which I provided support and assistance with. </text:p>
      <text:p text:style-name="P5"/>
      <text:p text:style-name="P5">Also following on from bench testing, another smaller project related to testing this one only lasted a few days, and was used something [STRESS TESTING]</text:p>
      <text:p text:style-name="P5"/>
      <text:p text:style-name="P5">The second of the tasks was to research and create an automatic user interface (UI) testing scripts. For this I used Wattin[LINK], which uses Document Object Model (DOM, HTML) and Unit Testing built into Visual Studio. The initial stages where successful but after the loss of the lead testing manager this project was not followed up.</text:p>
      <text:p text:style-name="P5"/>
      <text:p text:style-name="P5">Half way though the bench and UI testing projects, I was moved up stairs to the support department. Form here on I was part of support, and reported to the lead support manager. My role in the department was to provide technical support, and assistance with the service desk. As well as my original projects. Working on the service desk meant that I had to reply to emails from clients and assit in managing the phones. <text:s/>This would mean that when a client phones up with issue I would have to make sure that it gets logged into our system. If the issue is urgent, I would have to make sure that a developer gets informed and starts working on it. In other cases if the calls were not urgent, then they would be placed on the review list, where a member of the support team, would meet with the development team leader and they would assign out the issues to members of the support and development teams.</text:p>
      <text:p text:style-name="P5"/>
      <text:p text:style-name="P5">During the first five months on the service desk I was tasked with identifying support activities, this is an issue which could be solved with little technical information. This meant that when a support activity is identified, I would work with one of the developers to solve the issue. This would involve shadowing the developer when they are fixing the issue, and making notes so that I would be able to do it again on my own within the support department. Once I was able to fix the issue with out any developer assistance, I would begin working on a automatic script which would be able to identify any other instances and fix all issues. <text:s/>The script would then be reviewed by one of the developers and then put to use on the service desk.</text:p>
      <text:p text:style-name="P5"/>
      <text:p text:style-name="P5">For the first seven months I was working with the testing department, this would involve testing the latest changes of the software on our FAT server, before it is passed to UAT. During this time I learned some of the key systems of DBS inside out, this was a vital and useful skill because the developers downstairs were not always available for support of the FAT server. This would mean than due to a misconfiguration or a bug the FAT server would not work, or provide the correct results. To get around the fact that there was not technical support me and the other testing personal had to learn how to repair the system. From my experience this is good for me as I would learn <text:s/>about the system and processes, but from the testing prospective this was not good, as it does not provide a constant or solid framework to test the system. I would also have to create some of the test data, as the FAT system would use a backup of the Live data, and in some cases the exact data was not found. After the testing manager left, I did less testing, as this was now done by my <text:soft-page-break/>manager.</text:p>
      <text:p text:style-name="P5"/>
      <text:p text:style-name="P5">Four months into my employment I was assigned a project which was originally maintained by the previous intern. This is an application which will provide administrative actions over DBS without having to have a technical background. This is designed to be sent over email and used by the clients. So some of the key features of the application was that it is to be small and configurable remotely. It will also provide the user with a list of reports which can be run, these reports will list any identifiable issue, which was discovered either by the client or from internal testing. It also provides the user with a potential fix to the issue. The second feature of the admin utility is that it will provide the suer with access to the automatic scripts which I wrote during my time on the server desk. In most cases the admin utility it's self would be able to repair the issues reported.</text:p>
      <text:p text:style-name="P5"/>
      <text:p text:style-name="P5">This application was in use by the service desk, before I left and was about to be released to the clients. After I had completed my twelve month employment, I as asked if I wanted to work on contract to implement a few extra features to the admin utility which is currently in testing.</text:p>
      <text:p text:style-name="P5"/>
      <text:p text:style-name="P5">Another aspect of my work was to deploy the software remotely onto client's servers. This was an area I wished to pursue, and as such I brought it up in on of my reviews. <text:s/>After that I was allowed to <text:s/>shadow deployment and software updates, making notes and performing them on our FAT server and my development virtual machines. <text:s/>This also involved updating or creating documentation regarding server deployments, as much of the documentation was either out of date or incomplete. This meant I gain a lot of experience in working with Windows server and much more so with visual basic 6 and DLL registration, incidentally this is a nightmare. Over the coarse of the time I was there I was given increasingly more responsibilities in the way of deployments. Despite my accidental mistake of editing the Live server's files instead of the UAT server and causing system downtime.</text:p>
      <text:p text:style-name="P5"/>
      <text:p text:style-name="P5">The last two months of my employment at Draig, I was asked to bring a new employee up to speed, to essentially replace me. This was an interesting experience, where I was being shadowed during my day to day work. This also meant explaining how DBS works and what is required of my position.</text:p>
      <text:p text:style-name="P5"/>
      <text:p text:style-name="P5">Bench testing</text:p>
      <text:p text:style-name="P5">Automatic UI testing</text:p>
      <text:p text:style-name="P5"><text:tab/>Stress testing – The API calls one.</text:p>
      <text:p text:style-name="P5">Support Tasks</text:p>
      <text:p text:style-name="P5"><text:tab/>Email/Service Desk</text:p>
      <text:p text:style-name="P5"><text:tab/>Technical </text:p>
      <text:p text:style-name="P5"><text:tab/>Testing Versions</text:p>
      <text:p text:style-name="P5">Admin Utility</text:p>
      <text:p text:style-name="P5">Server deployments</text:p>
      <text:p text:style-name="P5">Training.</text:p>
      <text:p text:style-name="P5"/>
      <text:p text:style-name="P5"/>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FreeSans"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1T14:26:31</meta:creation-date>
    <dc:date>2012-09-12T20:43:03</dc:date>
    <meta:editing-duration>PT11H20M46S</meta:editing-duration>
    <meta:editing-cycles>59</meta:editing-cycles>
    <meta:generator>LibreOffice/3.4$Unix LibreOffice_project/340m1$Build-402</meta:generator>
    <meta:document-statistic meta:table-count="0" meta:image-count="0" meta:object-count="0" meta:page-count="5" meta:paragraph-count="41" meta:word-count="2166" meta:character-count="12174" meta:non-whitespace-character-count="10025"/>
  </office:meta>
</office:document-meta>
</file>